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A0000007438821D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7e8f" officeooo:paragraph-rsid="00017e8f"/>
    </style:style>
    <style:style style:name="P2" style:family="paragraph" style:parent-style-name="Standard">
      <style:text-properties officeooo:rsid="00017e8f" officeooo:paragraph-rsid="00027445"/>
    </style:style>
    <style:style style:name="T1" style:family="text">
      <style:text-properties officeooo:rsid="00027445"/>
    </style:style>
    <style:style style:name="T2" style:family="text">
      <style:text-properties fo:font-weight="bold" officeooo:rsid="00027445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span text:style-name="T2">3.1 Краткие теоретические сведения</text:span></text:p>
      <text:p text:style-name="P2"><text:span text:style-name="T2"><text:tab/>3.2 Результаты выполнения работы</text:span></text:p>
      <text:p text:style-name="P2"><text:span text:style-name="T2"/></text:p>
      <text:p text:style-name="P1"><draw:frame draw:style-name="fr1" draw:name="Изображение1" text:anchor-type="paragraph" svg:width="17cm" svg:height="1.528cm" draw:z-index="0"><draw:image xlink:href="Pictures/100000000000050A0000007438821DFF.png" xlink:type="simple" xlink:show="embed" xlink:actuate="onLoad"/></draw:frame>Рисунок 3.1 – Результаты работы вирутального хост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12:29:16.033067633</meta:creation-date>
    <dc:date>2015-01-07T15:42:04.074007998</dc:date>
    <meta:editing-duration>PT3H12M7S</meta:editing-duration>
    <meta:editing-cycles>2</meta:editing-cycles>
    <meta:generator>LibreOffice/4.2.7.2$Linux_X86_64 LibreOffice_project/420m0$Build-2</meta:generator>
    <meta:document-statistic meta:table-count="0" meta:image-count="1" meta:object-count="0" meta:page-count="1" meta:paragraph-count="3" meta:word-count="14" meta:character-count="118" meta:non-whitespace-character-count="104"/>
  </office:meta>
</office:document-meta>
</file>